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4188c"/>
    </style:style>
    <style:style style:name="P2" style:family="paragraph" style:parent-style-name="Standard">
      <style:text-properties officeooo:rsid="0004188c" officeooo:paragraph-rsid="0004188c"/>
    </style:style>
    <style:style style:name="P3" style:family="paragraph" style:parent-style-name="Standard">
      <style:text-properties officeooo:rsid="0004188c" officeooo:paragraph-rsid="0004188c"/>
    </style:style>
    <style:style style:name="P4" style:family="paragraph" style:parent-style-name="Standard" style:list-style-name="L1">
      <style:text-properties officeooo:rsid="0004188c" officeooo:paragraph-rsid="00054fe4"/>
    </style:style>
    <style:style style:name="P5" style:family="paragraph" style:parent-style-name="Standard" style:list-style-name="L1">
      <style:text-properties officeooo:rsid="0004188c" officeooo:paragraph-rsid="0004188c"/>
    </style:style>
    <style:style style:name="P6" style:family="paragraph" style:parent-style-name="Standard">
      <style:text-properties officeooo:rsid="000661ab" officeooo:paragraph-rsid="000661ab"/>
    </style:style>
    <style:style style:name="P7" style:family="paragraph" style:parent-style-name="Standard">
      <style:text-properties officeooo:rsid="00099a4e" officeooo:paragraph-rsid="00099a4e"/>
    </style:style>
    <style:style style:name="T1" style:family="text">
      <style:text-properties officeooo:rsid="0004188c"/>
    </style:style>
    <style:style style:name="T2" style:family="text">
      <style:text-properties style:font-name="Liberation Sans" fo:font-size="28pt" fo:font-weight="bold" officeooo:rsid="0004188c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officeooo:rsid="00054fe4"/>
    </style:style>
    <style:style style:name="T4" style:family="text">
      <style:text-properties officeooo:rsid="000661ab"/>
    </style:style>
    <style:style style:name="T5" style:family="text">
      <style:text-properties officeooo:rsid="00099a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Gestor <text:span text:style-name="T2">fondos de un club</text:span> de videojuegos <text:span text:style-name="T2">y películas en blu-ray.</text:span></text:p>
      <text:p text:style-name="Standard"/>
      <text:p text:style-name="Standard"/>
      <text:p text:style-name="P1"><text:span text:style-name="T1">El club mantiene un fondo de videojuegos y películas en formato físico comprados o obtenidos mediante aportaciones de los socios. En software debe permitir gestionar esos fondos permitiendo altas, bajas, búsquedas y gestión de los préstamos de los distintos ejemplares disponibles. </text:span><text:span text:style-name="T3">Se podrán realizar búsquedas por </text:span><text:span text:style-name="T4">t</text:span><text:span text:style-name="T3">ítulo, plataforma, tipo...</text:span></text:p>
      <text:p text:style-name="P1"/>
      <text:p text:style-name="P2">Será desarrollada utilizando C# y orientación a objetos. </text:p>
      <text:p text:style-name="P1"/>
      <text:p text:style-name="P1"/>
      <text:p text:style-name="P2">Clases que ha de contener:</text:p>
      <text:p text:style-name="P1"/>
      <text:list xml:id="list1185362881" text:style-name="L1">
        <text:list-item>
          <text:p text:style-name="P4">Fondo</text:p>
        </text:list-item>
        <text:list-item>
          <text:p text:style-name="P5">Ejemplar</text:p>
        </text:list-item>
        <text:list-item>
          <text:p text:style-name="P5">Videojuego</text:p>
        </text:list-item>
        <text:list-item>
          <text:p text:style-name="P5">Pel<text:span text:style-name="T4">i</text:span>cula</text:p>
        </text:list-item>
        <text:list-item>
          <text:p text:style-name="P5">Socio</text:p>
        </text:list-item>
      </text:list>
      <text:p text:style-name="P2"/>
      <text:p text:style-name="P2"/>
      <text:p text:style-name="P7">Detalles a cumplir en la implementación:</text:p>
      <text:p text:style-name="P7"/>
      <text:p text:style-name="P6">Los ejemplares disponibles se almacenarán en un array de tamaño definido en una constante (inicialmente 10) <text:span text:style-name="T5">dentro de la clase fondo.</text:span></text:p>
      <text:p text:style-name="P6"/>
      <text:p text:style-name="P7">A la hora de insertar algún ejemplar se hará de forma ordenada y si es necesario se aumentará el tamaño del array. (se crea uno nuevo en el que copiaremos los datos del antiguo)</text:p>
      <text:p text:style-name="P7"/>
      <text:p text:style-name="P7">Para gestionar las devoluciones 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5:39:00.321000000</meta:creation-date>
    <dc:date>2021-10-07T12:28:07.024000000</dc:date>
    <meta:editing-duration>PT18M20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3" meta:word-count="148" meta:character-count="911" meta:non-whitespace-character-count="779"/>
  </office:meta>
</office:document-meta>
</file>